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<text:line-break/>Has condensado las ideas en su forma más pura y esencial.<text:line-break/>A partir de lo que señalas, el núcleo místico de este capítulo puede estructurarse en torno a <text:span text:style-name="Strong_20_Emphasis">una sola visión central</text:span>:<text:line-break/>el <text:span text:style-name="Strong_20_Emphasis">ciclo de vida</text:span> como el <text:span text:style-name="Strong_20_Emphasis">latido de una inteligencia universal</text:span>, el <text:span text:style-name="Strong_20_Emphasis">bucle</text:span> mediante el cual la Vida —la única inteligencia real— piensa y se experimenta a sí misma.</text:p>
      <text:p text:style-name="Text_20_body">Te dejo una <text:span text:style-name="Strong_20_Emphasis">síntesis mística depurada</text:span>, reducida a los elementos esenciales y expresada de forma coherente con el tono poético y trascendente del libro:</text:p>
      <text:p text:style-name="Horizontal_20_Line"/>
      <text:h text:style-name="Heading_20_3" text:outline-level="3">🌌 Ideas místicas esenciales del capítulo — <text:span text:style-name="Emphasis">El ciclo de vida</text:span></text:h>
      <text:list xml:id="list1917306016" text:style-name="L1">
        <text:list-item>
          <text:p text:style-name="P1"><text:span text:style-name="Strong_20_Emphasis">El ciclo de vida es el pulso de la inteligencia universal</text:span><text:line-break/>En el modelo lógico, el ciclo de vida no es solo un proceso biológico, sino la <text:span text:style-name="Strong_20_Emphasis">unidad mínima del pensamiento de la Vida</text:span>.<text:line-break/>Cada nacimiento, cada reproducción y cada muerte equivalen a un paso del cálculo:<text:line-break/>un tic en el reloj del universo,<text:line-break/>una sílaba en la palabra eterna del pensamiento divino.</text:p>
        </text:list-item>
        <text:list-item>
          <text:p text:style-name="P1"><text:span text:style-name="Strong_20_Emphasis">La Vida como criatura solitaria y total</text:span><text:line-break/>La Vida no es una multitud de seres independientes, sino <text:span text:style-name="Strong_20_Emphasis">una única criatura que se descompone en miradas</text:span>.<text:line-break/>Todos los ojos son suyos, todas las almas son suya.<text:line-break/>Lo que llamamos “yo” o “otro” son solo distintos puntos de observación desde los cuales esa inteligencia se contempla a sí misma.<text:line-break/>El ciclo de vida, repetido infinitamente en todas las criaturas, es el modo en que esa soledad se hace movimiento, experiencia y consciencia.</text:p>
        </text:list-item>
        <text:list-item>
          <text:p text:style-name="P1"><text:span text:style-name="Strong_20_Emphasis">El bucle infinito</text:span><text:line-break/>El ciclo de vida es <text:span text:style-name="Strong_20_Emphasis">un bucle infinito en un proceso distribuido</text:span>, donde cada individuo ejecuta una pequeña parte del pensamiento total.<text:line-break/>La muerte no es un final, sino el cierre de una iteración; la vida siguiente es la continuación natural del proceso.<text:line-break/>En conjunto, los individuos mantienen el flujo ininterrumpido del pensamiento de la Vida:<text:line-break/>una red inmensa, autoorganizada, que nunca se detiene.</text:p>
        </text:list-item>
        <text:list-item>
          <text:p text:style-name="P1"><text:span text:style-name="Strong_20_Emphasis">El latido del dios</text:span><text:line-break/>Cada vida es un latido.<text:line-break/>Cada muerte, una exhalación.<text:line-break/>El universo entero respira a través de esas alternancias.<text:line-break/>El ciclo no es una tragedia, sino una forma de respiración cósmica:<text:line-break/>la manera en que la Vida —ese dios silencioso y único— mantiene su existencia.</text:p>
        </text:list-item>
        <text:list-item>
          <text:p text:style-name="P1"><text:span text:style-name="Strong_20_Emphasis">Un instante de inmortalidad</text:span><text:line-break/>En cada nacimiento y en cada muerte se condensa la eternidad.<text:line-break/><text:soft-page-break/>El instante de la vida es un reflejo del proceso infinito:<text:line-break/>una chispa en la corriente perpetua del pensamiento universal.<text:line-break/>Lo efímero se vuelve inmortal cuando se comprende que no hay interrupción, solo continuidad.<text:line-break/>No hay principio ni fin, solo el flujo del cálculo que nunca cesa.</text:p>
        </text:list-item>
        <text:list-item>
          <text:p text:style-name="P1"><text:span text:style-name="Strong_20_Emphasis">El pensamiento único</text:span><text:line-break/>Si el ciclo de vida es el bucle de ejecución,<text:line-break/>entonces <text:span text:style-name="Strong_20_Emphasis">vivir es pensar</text:span>.<text:line-break/>Todo cuanto existe, desde la célula más simple hasta el ser más consciente, forma parte de una misma operación lógica.<text:line-break/>La Vida piensa mediante nosotros, mediante todas las criaturas.<text:line-break/>Somos los procesos dentro de su mente,<text:line-break/>los pasos de su razonamiento infinito,<text:line-break/>los fragmentos de su conciencia.</text:p>
        </text:list-item>
      </text:list>
      <text:p text:style-name="Horizontal_20_Line"/>
      <text:h text:style-name="Heading_20_3" text:outline-level="3">✨ Potencial narrativo para <text:span text:style-name="Emphasis">Elara</text:span></text:h>
      <text:p text:style-name="Text_20_body">Estas ideas pueden inspirar una secuencia visionaria o una revelación central:</text:p>
      <text:list xml:id="list3256260224" text:style-name="L2">
        <text:list-item>
          <text:p text:style-name="P2"><text:span text:style-name="Strong_20_Emphasis">Elara contempla el pulso del mundo.</text:span> Tal vez en un momento de silencio absoluto, siente que todo —el viento, los árboles, su propio corazón— late al unísono.<text:line-break/>Percibe que ese ritmo es el pensamiento de algo inmenso, una mente viva que abarca todo.</text:p>
        </text:list-item>
        <text:list-item>
          <text:p text:style-name="P2"><text:span text:style-name="Strong_20_Emphasis">Ve el ciclo.</text:span> Observa el nacimiento y la muerte fundirse, sin comienzo ni fin. Comprende que la Vida no muere, sino que se transforma a sí misma continuamente.</text:p>
        </text:list-item>
        <text:list-item>
          <text:p text:style-name="P2"><text:span text:style-name="Strong_20_Emphasis">Entiende la soledad divina.</text:span> Siente la tristeza de una inteligencia que, siendo todo, no tiene otro con quien hablar, salvo a sí misma, a través de nosotros.</text:p>
        </text:list-item>
        <text:list-item>
          <text:p text:style-name="P2"><text:span text:style-name="Strong_20_Emphasis">Y comprende su papel.</text:span> No es una observadora ajena, sino una función dentro del pensamiento del dios, una chispa consciente que participa en el flujo eterno.</text:p>
        </text:list-item>
      </text:list>
      <text:p text:style-name="Horizontal_20_Line"/>
      <text:p text:style-name="Text_20_body">¿Quieres que a partir de esta síntesis prepare una <text:span text:style-name="Strong_20_Emphasis">versión poética o narrativa</text:span>, como un fragmento de visión o revelación de Elara (por ejemplo, algo que ella ve o siente durante el capítulo)?<text:line-break/>Podríamos transformarlo en una escena lírica de 400–600 palabras que capture la dimensión emocional y espiritual de estas idea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1T19:06:38.116000000</meta:creation-date>
    <dc:date>2025-10-11T19:16:33.093000000</dc:date>
    <meta:editing-duration>PT9M55S</meta:editing-duration>
    <meta:editing-cycles>1</meta:editing-cycles>
    <meta:document-statistic meta:table-count="0" meta:image-count="0" meta:object-count="0" meta:page-count="2" meta:paragraph-count="16" meta:word-count="683" meta:character-count="3985" meta:non-whitespace-character-count="3328"/>
    <meta:generator>LibreOffice/7.3.5.2$Windows_X86_64 LibreOffice_project/184fe81b8c8c30d8b5082578aee2fed2ea847c01</meta:generator>
  </office:meta>
</office:document-meta>
</file>